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F000000DBE14A81304C24D52E.png" manifest:media-type="image/png"/>
  <manifest:file-entry manifest:full-path="Pictures/10000000000005DA0000047BA219E26AA016F984.png" manifest:media-type="image/png"/>
  <manifest:file-entry manifest:full-path="Pictures/10000000000004860000018D65584B9D8074AE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911cm" svg:height="0.683cm" svg:x="8.506cm" svg:y="1.478cm">
          <draw:text-box>
            <text:p><text:span text:style-name="T1">Gro</text:span><text:span text:style-name="T1">und </text:span><text:span text:style-name="T1">Trut</text:span><text:span text:style-name="T1">h:</text:span></text:p>
          </draw:text-box>
        </draw:frame>
        <draw:frame draw:style-name="gr2" draw:text-style-name="P2" draw:layer="layout" svg:width="8.64cm" svg:height="6.615cm" svg:x="7.874cm" svg:y="3.291cm">
          <draw:image xlink:href="Pictures/10000000000005DA0000047BA219E26AA016F984.png" xlink:type="simple" xlink:show="embed" xlink:actuate="onLoad" loext:mime-type="image/png">
            <text:p/>
          </draw:image>
        </draw:frame>
        <draw:frame draw:style-name="gr2" draw:text-style-name="P2" draw:layer="layout" svg:width="7.874cm" svg:height="2.699cm" svg:x="8.636cm" svg:y="10.061cm">
          <draw:image xlink:href="Pictures/10000000000004860000018D65584B9D8074AE1E.png" xlink:type="simple" xlink:show="embed" xlink:actuate="onLoad" loext:mime-type="image/png">
            <text:p/>
          </draw:image>
        </draw:frame>
        <draw:frame draw:style-name="gr1" draw:text-style-name="P1" draw:layer="layout" svg:width="1.243cm" svg:height="0.962cm" svg:x="7.458cm" svg:y="9.914cm">
          <draw:text-box>
            <text:p>(c)</text:p>
          </draw:text-box>
        </draw:frame>
        <draw:frame draw:style-name="gr1" draw:text-style-name="P1" draw:layer="layout" svg:width="1.277cm" svg:height="0.962cm" svg:x="7.528cm" svg:y="2.986cm">
          <draw:text-box>
            <text:p>(b)</text:p>
          </draw:text-box>
        </draw:frame>
        <draw:frame draw:style-name="gr1" draw:text-style-name="P1" draw:layer="layout" svg:width="1.277cm" svg:height="0.962cm" svg:x="7.508cm" svg:y="1.324cm">
          <draw:text-box>
            <text:p>(a)</text:p>
          </draw:text-box>
        </draw:frame>
        <draw:frame draw:style-name="gr2" draw:text-style-name="P2" draw:layer="layout" svg:width="2.443cm" svg:height="1.524cm" svg:x="12.225cm" svg:y="1.524cm">
          <draw:image xlink:href="Pictures/100000000000015F000000DBE14A81304C24D5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23:41:21.936764271</meta:creation-date>
    <dc:date>2021-03-19T23:45:37.697213894</dc:date>
    <meta:editing-duration>PT4M15S</meta:editing-duration>
    <meta:editing-cycles>5</meta:editing-cycles>
    <meta:generator>LibreOffice/6.1.5.2$Linux_X86_64 LibreOffice_project/10$Build-2</meta:generator>
    <meta:document-statistic meta:object-count="30"/>
  </office:meta>
</office:document-meta>
</file>